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le dois donner un nom, prenom, email et mot de passe)</text:p>
          </table:table-cell>
          <table:table-cell table:style-name="Tableau1.B1" office:value-type="string">
            <text:p text:style-name="P4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3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3">=&gt; Creation du cookie contenant l'ID de l'utilisateur.</text:p>
            <text:p text:style-name="P3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 <text:s/>(GET)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tou </meta:initial-creator>
    <meta:creation-date>2012-10-27T12:34:02</meta:creation-date>
    <dc:date>2012-10-27T20:35:35</dc:date>
    <dc:creator>Jitou </dc:creator>
    <meta:editing-duration>PT08H00M32S</meta:editing-duration>
    <meta:editing-cycles>44</meta:editing-cycles>
    <meta:generator>OpenOffice.org/3.2$Linux OpenOffice.org_project/320m12$Build-9483</meta:generator>
    <meta:document-statistic meta:table-count="1" meta:image-count="0" meta:object-count="0" meta:page-count="1" meta:paragraph-count="20" meta:word-count="129" meta:character-count="879"/>
  </office:meta>
</office:document-meta>
</file>